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200000002000309F1C.png" manifest:media-type="image/png"/>
  <manifest:file-entry manifest:full-path="Pictures/100000000000032000000258CE27E50E.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ctwithoutfill">
      <style:graphic-properties svg:stroke-width="0.2cm" svg:stroke-color="#00ff00" draw:marker-start="Rounded_20_short_20_Arrow" draw:marker-start-width="0.6cm" draw:marker-end="Rounded_20_short_20_Arrow" draw:marker-end-width="0.6cm" draw:textarea-horizontal-align="center" draw:textarea-vertical-align="middle" fo:padding-top="0.225cm" fo:padding-bottom="0.225cm" fo:padding-left="0.35cm" fo:padding-right="0.35cm"/>
    </style:style>
    <style:style style:name="gr5" style:family="graphic" style:parent-style-name="objectwithoutfill">
      <style:graphic-properties svg:stroke-width="0.2cm" svg:stroke-color="#00ff00" draw:marker-start="Rounded_20_short_20_Arrow" draw:marker-start-width="0.6cm" draw:marker-end="Rounded_20_short_20_Arrow" draw:marker-end-width="0.6cm" draw:fill="none" draw:textarea-horizontal-align="center" draw:textarea-vertical-align="middle" fo:padding-top="0.225cm" fo:padding-bottom="0.225cm" fo:padding-left="0.35cm" fo:padding-right="0.35cm"/>
    </style:style>
    <style:style style:name="pr1" style:family="presentation" style:parent-style-name="lyt-frepa-subtitle">
      <style:graphic-properties draw:fill-color="#ffffff" fo:min-height="16.255cm"/>
    </style:style>
    <style:style style:name="pr2" style:family="presentation" style:parent-style-name="lyt-frepa-notes">
      <style:graphic-properties draw:fill-color="#ffffff" draw:auto-grow-height="true" fo:min-height="13.365cm"/>
    </style:style>
    <style:style style:name="pr3" style:family="presentation" style:parent-style-name="lyt-frepa-title">
      <style:graphic-properties draw:auto-grow-height="true" fo:min-height="3.663cm"/>
    </style:style>
    <style:style style:name="pr4" style:family="presentation" style:parent-style-name="lyt-frepa-outline1" style:list-style-name="L5">
      <style:graphic-properties draw:stroke="none" draw:fill="none" draw:auto-grow-height="true" fo:min-height="12.179cm"/>
    </style:style>
    <style:style style:name="pr5" style:family="presentation" style:parent-style-name="lyt-frepa-outline1">
      <style:graphic-properties fo:min-height="12.179cm"/>
    </style:style>
    <style:style style:name="pr6" style:family="presentation" style:parent-style-name="lyt-frepa-notes">
      <style:graphic-properties draw:fill-color="#ffffff" fo:min-height="13.364cm"/>
    </style:style>
    <style:style style:name="pr7" style:family="presentation" style:parent-style-name="lyt-frepa-title">
      <style:graphic-properties fo:min-height="3.663cm"/>
    </style:style>
    <style:style style:name="P1" style:family="paragraph">
      <style:text-properties fo:color="#ffff99"/>
    </style:style>
    <style:style style:name="P2" style:family="paragraph">
      <style:paragraph-properties fo:margin-left="0.6cm" fo:margin-right="0cm" fo:text-indent="-0.6cm"/>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center"/>
      <style:text-properties fo:color="#b80047" fo:font-weight="bold" style:font-weight-asian="bold" style:font-weight-complex="bold"/>
    </style:style>
    <style:style style:name="P6" style:family="paragraph">
      <style:paragraph-properties fo:text-align="center"/>
      <style:text-properties fo:color="#ffff99"/>
    </style:style>
    <style:style style:name="P7" style:family="paragraph">
      <style:paragraph-properties>
        <style:tab-stops>
          <style:tab-stop style:position="-1.9cm"/>
        </style:tab-stops>
      </style:paragraph-properties>
    </style:style>
    <style:style style:name="T1" style:family="text">
      <style:text-properties fo:color="#ffff99" fo:font-size="48pt" fo:text-shadow="1pt 1pt" style:font-size-asian="48pt" style:font-size-complex="48pt"/>
    </style:style>
    <style:style style:name="T2" style:family="text">
      <style:text-properties fo:color="#ffff99"/>
    </style:style>
    <style:style style:name="T3" style:family="text">
      <style:text-properties fo:color="#ffff99" fo:font-size="16pt" style:font-size-asian="16pt" style:font-size-complex="16pt"/>
    </style:style>
    <style:style style:name="T4" style:family="text">
      <style:text-properties fo:color="#ffff99" fo:font-size="24pt" style:font-size-asian="24pt" style:font-size-complex="24pt"/>
    </style:style>
    <style:style style:name="T5" style:family="text">
      <style:text-properties fo:color="#b80047" fo:font-weight="bold" style:font-weight-asian="bold" style:font-weight-complex="bold"/>
    </style:style>
    <style:style style:name="T6" style:family="text">
      <style:text-properties fo:font-size="20pt" style:font-size-asian="20pt" style:font-size-complex="20pt"/>
    </style:style>
    <style:style style:name="T7"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ffff00" fo:font-size="100%"/>
      </text:list-level-style-number>
      <text:list-level-style-number text:level="2" style:num-suffix=")" style:num-format="1">
        <style:list-level-properties text:space-before="1.6cm" text:min-label-width="0.8cm"/>
        <style:text-properties fo:color="#ffff00" fo:font-size="100%"/>
      </text:list-level-style-number>
      <text:list-level-style-number text:level="3" style:num-suffix=")" style:num-format="1">
        <style:list-level-properties text:space-before="3cm" text:min-label-width="0.6cm"/>
        <style:text-properties fo:color="#ffff00" fo:font-size="100%"/>
      </text:list-level-style-number>
      <text:list-level-style-number text:level="4" style:num-suffix=")" style:num-format="1">
        <style:list-level-properties text:space-before="4.2cm" text:min-label-width="0.6cm"/>
        <style:text-properties fo:color="#ffff00" fo:font-size="100%"/>
      </text:list-level-style-number>
      <text:list-level-style-number text:level="5" style:num-suffix=")" style:num-format="1">
        <style:list-level-properties text:space-before="5.4cm" text:min-label-width="0.6cm"/>
        <style:text-properties fo:color="#ffff00" fo:font-size="100%"/>
      </text:list-level-style-number>
      <text:list-level-style-number text:level="6" style:num-suffix=")" style:num-format="1">
        <style:list-level-properties text:space-before="6.6cm" text:min-label-width="0.6cm"/>
        <style:text-properties fo:color="#ffff00" fo:font-size="100%"/>
      </text:list-level-style-number>
      <text:list-level-style-number text:level="7" style:num-suffix=")" style:num-format="1">
        <style:list-level-properties text:space-before="7.8cm" text:min-label-width="0.6cm"/>
        <style:text-properties fo:color="#ffff00" fo:font-size="100%"/>
      </text:list-level-style-number>
      <text:list-level-style-number text:level="8" style:num-suffix=")" style:num-format="1">
        <style:list-level-properties text:space-before="9cm" text:min-label-width="0.6cm"/>
        <style:text-properties fo:color="#ffff00" fo:font-size="100%"/>
      </text:list-level-style-number>
      <text:list-level-style-number text:level="9" style:num-suffix=")" style:num-format="1">
        <style:list-level-properties text:space-before="10.2cm" text:min-label-width="0.6cm"/>
        <style:text-properties fo:color="#ffff0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style:font-charset="x-symbol" fo:color="#ffff00" fo:font-size="45%"/>
      </text:list-level-style-bullet>
      <text:list-level-style-bullet text:level="6" text:bullet-char="●">
        <style:list-level-properties text:space-before="6.6cm" text:min-label-width="0.6cm"/>
        <style:text-properties fo:font-family="StarSymbol" style:font-charset="x-symbol" fo:color="#ffff00" fo:font-size="45%"/>
      </text:list-level-style-bullet>
      <text:list-level-style-bullet text:level="7" text:bullet-char="●">
        <style:list-level-properties text:space-before="7.8cm" text:min-label-width="0.6cm"/>
        <style:text-properties fo:font-family="StarSymbol" style:font-charset="x-symbol" fo:color="#ffff00" fo:font-size="45%"/>
      </text:list-level-style-bullet>
      <text:list-level-style-bullet text:level="8" text:bullet-char="●">
        <style:list-level-properties text:space-before="9cm" text:min-label-width="0.6cm"/>
        <style:text-properties fo:font-family="StarSymbol" style:font-charset="x-symbol" fo:color="#ffff00" fo:font-size="45%"/>
      </text:list-level-style-bullet>
      <text:list-level-style-bullet text:level="9" text:bullet-char="●">
        <style:list-level-properties text:space-before="10.2cm" text:min-label-width="0.6cm"/>
        <style:text-properties fo:font-family="StarSymbol" style:font-charset="x-symbol" fo:color="#ffff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space-before="0.3cm" text:min-label-width="0.9cm"/>
        <style:text-properties fo:color="#ffff00" fo:font-size="100%"/>
      </text:list-level-style-number>
      <text:list-level-style-number text:level="2" style:num-suffix="." style:num-format="1">
        <style:list-level-properties text:space-before="1.6cm" text:min-label-width="0.8cm"/>
        <style:text-properties fo:color="#ffff00" fo:font-size="100%"/>
      </text:list-level-style-number>
      <text:list-level-style-number text:level="3" style:num-suffix="." style:num-format="1">
        <style:list-level-properties text:space-before="3cm" text:min-label-width="0.6cm"/>
        <style:text-properties fo:color="#ffff00" fo:font-size="100%"/>
      </text:list-level-style-number>
      <text:list-level-style-number text:level="4" style:num-suffix="." style:num-format="1">
        <style:list-level-properties text:space-before="4.2cm" text:min-label-width="0.6cm"/>
        <style:text-properties fo:color="#ffff00" fo:font-size="100%"/>
      </text:list-level-style-number>
      <text:list-level-style-number text:level="5" style:num-suffix="." style:num-format="1">
        <style:list-level-properties text:space-before="5.4cm" text:min-label-width="0.6cm"/>
        <style:text-properties fo:color="#ffff00" fo:font-size="100%"/>
      </text:list-level-style-number>
      <text:list-level-style-number text:level="6" style:num-suffix="." style:num-format="1">
        <style:list-level-properties text:space-before="6.6cm" text:min-label-width="0.6cm"/>
        <style:text-properties fo:color="#ffff00" fo:font-size="100%"/>
      </text:list-level-style-number>
      <text:list-level-style-number text:level="7" style:num-suffix="." style:num-format="1">
        <style:list-level-properties text:space-before="7.8cm" text:min-label-width="0.6cm"/>
        <style:text-properties fo:color="#ffff00" fo:font-size="100%"/>
      </text:list-level-style-number>
      <text:list-level-style-number text:level="8" style:num-suffix="." style:num-format="1">
        <style:list-level-properties text:space-before="9cm" text:min-label-width="0.6cm"/>
        <style:text-properties fo:color="#ffff00" fo:font-size="100%"/>
      </text:list-level-style-number>
      <text:list-level-style-number text:level="9" style:num-suffix="." style:num-format="1">
        <style:list-level-properties text:space-before="10.2cm" text:min-label-width="0.6cm"/>
        <style:text-properties fo:color="#ffff00"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frepa" presentation:presentation-page-layout-name="AL1T32">
        <office:forms form:automatic-focus="false" form:apply-design-mode="false"/>
        <draw:frame presentation:style-name="pr1" draw:text-style-name="P1" draw:layer="layout" svg:width="24.099cm" svg:height="16.255cm" svg:x="2.7cm" svg:y="1.837cm" presentation:class="subtitle">
          <draw:text-box>
            <text:p><text:span text:style-name="T1">OpenVPN mesh networking</text:span></text:p>
            <text:p><text:span text:style-name="T2"/></text:p>
            <text:p><text:span text:style-name="T2">Alastair Irvine</text:span><text:span text:style-name="T2"><text:line-break/></text:span><text:span text:style-name="T2">Warpspace IT</text:span><text:span text:style-name="T2"><text:line-break/></text:span><text:span text:style-name="T3"> </text:span></text:p>
            <text:p><text:span text:style-name="T2">alastair.irvine@computer.org</text:span></text:p>
            <text:p><text:span text:style-name="T2"/></text:p>
            <text:p><text:span text:style-name="T4">AWS meetup</text:span><text:span text:style-name="T4"><text:line-break/></text:span><text:span text:style-name="T4">16 May 2017</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frepa" presentation:presentation-page-layout-name="AL2T3">
        <office:forms form:automatic-focus="false" form:apply-design-mode="false"/>
        <draw:frame presentation:style-name="pr3" draw:layer="layout" svg:width="24.099cm" svg:height="3.663cm" svg:x="2.7cm" svg:y="1.837cm" presentation:class="title">
          <draw:text-box>
            <text:p>Contents</text:p>
          </draw:text-box>
        </draw:frame>
        <draw:frame presentation:style-name="pr4" draw:layer="layout" svg:width="11.271cm" svg:height="14.895cm" svg:x="3.5cm" svg:y="5.914cm" presentation:class="outline" presentation:user-transformed="true">
          <draw:text-box>
            <text:list text:style-name="L2">
              <text:list-item>
                <text:p>Introduction</text:p>
              </text:list-item>
              <text:list-item>
                <text:p>AWS VPCs</text:p>
              </text:list-item>
              <text:list-item>
                <text:p>Types of VPN</text:p>
              </text:list-item>
              <text:list-item>
                <text:p>Solution summary</text:p>
              </text:list-item>
              <text:list-item>
                <text:p>Topology diagram</text:p>
              </text:list-item>
              <text:list-item>
                <text:p>Details</text:p>
              </text:list-item>
              <text:list-item>
                <text:p>AWS considerations</text:p>
                <text:p/>
              </text:list-item>
            </text:list>
          </draw:text-box>
        </draw:frame>
        <draw:frame presentation:style-name="pr5" draw:layer="layout" svg:width="11.271cm" svg:height="12.179cm" svg:x="15.335cm" svg:y="5.914cm" presentation:class="outline">
          <draw:text-box>
            <text:list text:style-name="L2">
              <text:list-item>
                <text:p>P2P-VPN</text:p>
              </text:list-item>
              <text:list-item>
                <text:p>Adding a new LAN</text:p>
              </text:list-item>
              <text:list-item>
                <text:p>Gotchas</text:p>
              </text:list-item>
              <text:list-item>
                <text:p>Further considerations</text:p>
              </text:list-item>
              <text:list-item>
                <text:p>Questions and links</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lyt-frepa" presentation:presentation-page-layout-name="AL3T1">
        <office:forms form:automatic-focus="false" form:apply-design-mode="false"/>
        <draw:frame presentation:style-name="pr7" draw:layer="layout" svg:width="24.099cm" svg:height="3.663cm" svg:x="2.7cm" svg:y="1.937cm" presentation:class="title" presentation:user-transformed="true">
          <draw:text-box>
            <text:p>Introduction</text:p>
          </draw:text-box>
        </draw:frame>
        <draw:frame presentation:style-name="pr5" draw:layer="layout" svg:width="23.099cm" svg:height="12.7cm" svg:x="3.5cm" svg:y="5.914cm" presentation:class="outline" presentation:user-transformed="true">
          <draw:text-box>
            <text:list text:style-name="L2">
              <text:list-item>
                <text:p>Frequently you'll need hosts in your office to be able to access servers in a public or private cloud</text:p>
                <text:list>
                  <text:list-item>
                    <text:p>You don't always want to do this over the public Internet (ha ha #WannaCry)</text:p>
                  </text:list-item>
                  <text:list-item>
                    <text:p>Web servers don't want SSH port open</text:p>
                  </text:list-item>
                </text:list>
              </text:list-item>
              <text:list-item>
                <text:p>Sometimes your cloud servers need to connect to resources in your office</text:p>
              </text:list-item>
              <text:list-item>
                <text:p>Bi-directional links between offices</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frepa" presentation:presentation-page-layout-name="AL3T1">
        <office:forms form:automatic-focus="false" form:apply-design-mode="false"/>
        <draw:frame presentation:style-name="pr7" draw:text-style-name="P1" draw:layer="layout" svg:width="24.099cm" svg:height="3.663cm" svg:x="2.7cm" svg:y="1.837cm" presentation:class="title">
          <draw:text-box>
            <text:p><text:span text:style-name="T2">AWS VPCs</text:span></text:p>
          </draw:text-box>
        </draw:frame>
        <draw:frame presentation:style-name="pr5" draw:text-style-name="P1" draw:layer="layout" svg:width="23.099cm" svg:height="13.935cm" svg:x="3.5cm" svg:y="5.914cm" presentation:class="outline" presentation:user-transformed="true">
          <draw:text-box>
            <text:list text:style-name="L2">
              <text:list-item>
                <text:p><text:span text:style-name="T2">VPC has one /16 IPv4 CIDR</text:span></text:p>
                <text:list>
                  <text:list-item>
                    <text:p><text:span text:style-name="T2">a.k.a. address range</text:span></text:p>
                  </text:list-item>
                </text:list>
              </text:list-item>
              <text:list-item>
                <text:p><text:span text:style-name="T2">Must be divided into subnets</text:span></text:p>
                <text:list>
                  <text:list-item>
                    <text:p><text:span text:style-name="T2">e.g. with a /24 CIDR</text:span></text:p>
                  </text:list-item>
                </text:list>
              </text:list-item>
              <text:list-item>
                <text:p><text:span text:style-name="T2">Access is controlled by Security Groups and Network ACLs</text:span></text:p>
              </text:list-item>
              <text:list-item>
                <text:p><text:span text:style-name="T2">Default for new accounts</text:span></text:p>
                <text:list>
                  <text:list-item>
                    <text:p><text:span text:style-name="T2">i.e. can't not use VPC</text:span></text:p>
                  </text:list-item>
                  <text:list-item>
                    <text:p><text:span text:style-name="T2">172.31.0.0/16 always used for default VPC</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Types of VPN</text:p>
          </draw:text-box>
        </draw:frame>
        <draw:frame presentation:style-name="pr5" draw:layer="layout" svg:width="23.099cm" svg:height="12.669cm" svg:x="3.5cm" svg:y="5.914cm" presentation:class="outline" presentation:user-transformed="true">
          <draw:text-box>
            <text:list text:style-name="L2">
              <text:list-item>
                <text:p>PPtP</text:p>
                <text:list>
                  <text:list-item>
                    <text:p>Windows</text:p>
                  </text:list-item>
                  <text:list-item>
                    <text:p>No security by default (maybe??)</text:p>
                  </text:list-item>
                </text:list>
              </text:list-item>
              <text:list-item>
                <text:p>OpenVPN</text:p>
              </text:list-item>
              <text:list-item>
                <text:p>IPsec</text:p>
                <text:list>
                  <text:list-item>
                    <text:p>Used by AWS hardware VPN</text:p>
                  </text:list-item>
                </text:list>
              </text:list-item>
              <text:list-item>
                <text:p>Proprietary</text:p>
                <text:list>
                  <text:list-item>
                    <text:p>e.g. Cisco, Fortinet</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Solution summary</text:p>
          </draw:text-box>
        </draw:frame>
        <draw:frame presentation:style-name="pr5" draw:layer="layout" svg:width="23.099cm" svg:height="13.7cm" svg:x="3.5cm" svg:y="5.914cm" presentation:class="outline" presentation:user-transformed="true">
          <draw:text-box>
            <text:list text:style-name="L2">
              <text:list-item>
                <text:p>Next slide has a diagram giving an example of a possible deployment</text:p>
              </text:list-item>
              <text:list-item>
                <text:p>Achieved using multiple VPN links</text:p>
              </text:list-item>
              <text:list-item>
                <text:p>Uses mesh topology not star topology</text:p>
                <text:list>
                  <text:list-item>
                    <text:p>Metcalfe's law applies</text:p>
                  </text:list-item>
                </text:list>
              </text:list-item>
              <text:list-item>
                <text:p>Would be a pain to configure by hand</text:p>
                <text:list>
                  <text:list-item>
                    <text:p>But significant installation and configuration is still required</text:p>
                  </text:list-item>
                </text:list>
              </text:list-item>
              <text:list-item>
                <text:p>https://github.com/unixnut/P2P-VPN</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frepa" presentation:presentation-page-layout-name="AL4T19">
        <office:forms form:automatic-focus="false" form:apply-design-mode="false"/>
        <draw:custom-shape draw:style-name="gr2" draw:text-style-name="P5" xml:id="id3" draw:id="id3" draw:layer="layout" svg:width="5cm" svg:height="3cm" svg:x="12.045cm" svg:y="14.193cm">
          <text:p text:style-name="P4"><text:span text:style-name="T5">head office</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7" draw:layer="layout" svg:width="24.099cm" svg:height="3.663cm" svg:x="2.7cm" svg:y="1.837cm" presentation:class="title">
          <draw:text-box>
            <text:p>Topology diagram</text:p>
          </draw:text-box>
        </draw:frame>
        <draw:custom-shape draw:style-name="gr3" draw:text-style-name="P5" xml:id="id1" draw:id="id1" draw:layer="layout" svg:width="4.5cm" svg:height="3cm" svg:x="6.545cm" svg:y="5.693cm">
          <text:p text:style-name="P4"><text:span text:style-name="T5">VPC 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6" xml:id="id4" draw:id="id4" draw:layer="layout" svg:width="4.5cm" svg:height="3cm" svg:x="17.545cm" svg:y="5.693cm">
          <text:p text:style-name="P4"><text:span text:style-name="T5">VPC 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5" xml:id="id2" draw:id="id2" draw:layer="layout" svg:width="5cm" svg:height="3cm" svg:x="4.545cm" svg:y="14.193cm">
          <text:p text:style-name="P4"><text:span text:style-name="T5">branch office</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5" xml:id="id5" draw:id="id5" draw:layer="layout" svg:width="5cm" svg:height="3cm" svg:x="19.545cm" svg:y="14.193cm">
          <text:p text:style-name="P4"><text:span text:style-name="T5">sales office</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4" draw:text-style-name="P4" draw:layer="layout" svg:x1="8.795cm" svg:y1="8.693cm" svg:x2="7.42cm" svg:y2="14.193cm" draw:start-shape="id1" draw:start-glue-point="2" draw:end-shape="id2" draw:end-glue-point="4" svg:d="m8795 8693v2751h-1375v2749">
          <text:p/>
        </draw:connector>
        <draw:connector draw:style-name="gr4" draw:text-style-name="P4" draw:layer="layout" svg:x1="12.045cm" svg:y1="16.068cm" svg:x2="9.545cm" svg:y2="15.693cm" draw:start-shape="id3" draw:start-glue-point="6" draw:end-shape="id2" draw:end-glue-point="1" svg:d="m12045 16068h-1249v-375h-1251">
          <text:p/>
        </draw:connector>
        <draw:connector draw:style-name="gr4" draw:text-style-name="P4" draw:layer="layout" svg:x1="19.795cm" svg:y1="8.693cm" svg:x2="22.42cm" svg:y2="14.193cm" draw:start-shape="id4" draw:end-shape="id5" draw:end-glue-point="4" svg:d="m19795 8693v2751h2625v2749">
          <text:p/>
        </draw:connector>
        <draw:connector draw:style-name="gr4" draw:text-style-name="P4" draw:layer="layout" svg:x1="19.545cm" svg:y1="16.068cm" svg:x2="17.045cm" svg:y2="15.318cm" draw:start-shape="id5" draw:start-glue-point="6" draw:end-shape="id3" draw:end-glue-point="9" svg:d="m19545 16068h-1249v-750h-1251">
          <text:p/>
        </draw:connector>
        <draw:connector draw:style-name="gr4" draw:text-style-name="P4" draw:layer="layout" svg:x1="17.545cm" svg:y1="7.193cm" svg:x2="11.045cm" svg:y2="7.193cm" draw:start-shape="id4" draw:end-shape="id1" svg:d="m17545 7193h-6500">
          <text:p/>
        </draw:connector>
        <draw:connector draw:style-name="gr5" draw:text-style-name="P4" draw:layer="layout" draw:type="line" svg:x1="17.545cm" svg:y1="7.193cm" svg:x2="9.545cm" svg:y2="15.318cm" draw:start-shape="id4" draw:end-shape="id2" draw:end-glue-point="9" svg:d="m17545 7193-8000 8125">
          <text:p/>
        </draw:connector>
        <draw:connector draw:style-name="gr5" draw:text-style-name="P4" draw:layer="layout" draw:type="line" svg:x1="10.82cm" svg:y1="7.192cm" svg:x2="19.545cm" svg:y2="15.693cm" draw:end-shape="id5" draw:end-glue-point="3" svg:d="m10820 7192 8725 8501">
          <text:p/>
        </draw:connector>
        <draw:connector draw:style-name="gr5" draw:text-style-name="P4" draw:layer="layout" draw:type="line" svg:x1="17.545cm" svg:y1="7.193cm" svg:x2="14.92cm" svg:y2="14.193cm" draw:start-shape="id4" draw:end-shape="id3" draw:end-glue-point="4" svg:d="m17545 7193-2625 7000">
          <text:p/>
        </draw:connector>
        <draw:connector draw:style-name="gr4" draw:text-style-name="P4" draw:layer="layout" svg:x1="10.728cm" svg:y1="8.023cm" svg:x2="12.045cm" svg:y2="15.693cm" draw:end-shape="id3" svg:d="m10728 8023h408v7670h909">
          <text:p/>
        </draw:connector>
        <draw:connector draw:style-name="gr4" draw:text-style-name="P4" draw:layer="layout" draw:line-skew="0.805cm" svg:x1="22.045cm" svg:y1="17.193cm" svg:x2="6.67cm" svg:y2="17.193cm" draw:start-shape="id5" draw:end-shape="id2" draw:end-glue-point="7" svg:d="m22045 17193v1307h-15375v-1307">
          <text:p/>
        </draw:connector>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Details (1)</text:p>
          </draw:text-box>
        </draw:frame>
        <draw:frame presentation:style-name="pr5" draw:layer="layout" svg:width="23.099cm" svg:height="13.435cm" svg:x="3.5cm" svg:y="5.914cm" presentation:class="outline" presentation:user-transformed="true">
          <draw:text-box>
            <text:list text:style-name="L2">
              <text:list-item>
                <text:p>Each LAN (blue object) requires a publicly accessible Linux server </text:p>
                <text:list>
                  <text:list-item>
                    <text:p>Acts as the VPN gateway</text:p>
                  </text:list-item>
                  <text:list-item>
                    <text:p>Runs multiple OpenVPN instances</text:p>
                  </text:list-item>
                  <text:list-item>
                    <text:p>Several UDP ports exposed</text:p>
                  </text:list-item>
                </text:list>
              </text:list-item>
              <text:list-item>
                <text:p>This can also be the VPC "NAT Instance"</text:p>
              </text:list-item>
              <text:list-item>
                <text:p>Use Elastic IP to ensure address doesn't change</text:p>
                <text:list>
                  <text:list-item>
                    <text:p>Add to DNS to help keep config sane</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Details (2)</text:p>
          </draw:text-box>
        </draw:frame>
        <draw:frame presentation:style-name="pr5" draw:layer="layout" svg:width="23.099cm" svg:height="12.869cm" svg:x="3.5cm" svg:y="5.914cm" presentation:class="outline" presentation:user-transformed="true">
          <draw:text-box>
            <text:list text:style-name="L2">
              <text:list-item>
                <text:p>Special VPN CIDR address range required</text:p>
                <text:list>
                  <text:list-item>
                    <text:p>E.g. <text:span text:style-name="T2">172.19.0.0/16</text:span></text:p>
                  </text:list-item>
                  <text:list-item>
                    <text:p><text:span text:style-name="T2">Used for OpenVPN connections</text:span></text:p>
                  </text:list-item>
                  <text:list-item>
                    <text:p><text:span text:style-name="T2">Split into smaller ranges, per pair of LANs</text:span></text:p>
                    <text:list>
                      <text:list-item>
                        <text:p><text:span text:style-name="T2">E.g. 172.19</text:span><text:span text:style-name="T2">.1.0/24 for first pair</text:span></text:p>
                      </text:list-item>
                      <text:list-item>
                        <text:p><text:span text:style-name="T2">172.19</text:span><text:span text:style-name="T2">.1.1 is first VPN gateway of pair</text:span></text:p>
                      </text:list-item>
                      <text:list-item>
                        <text:p><text:span text:style-name="T2">172.19</text:span><text:span text:style-name="T2">.1.2 is second VPN gateway of pair</text:span></text:p>
                      </text:list-item>
                    </text:list>
                  </text:list-item>
                </text:list>
              </text:list-item>
              <text:list-item>
                <text:p><text:span text:style-name="T2">No special software used on gateways</text:span></text:p>
                <text:list>
                  <text:list-item>
                    <text:p><text:span text:style-name="T2">OpenVPN supports multiple configs</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AWS considerations (1)</text:p>
          </draw:text-box>
        </draw:frame>
        <draw:frame presentation:style-name="pr5" draw:layer="layout" svg:width="23.099cm" svg:height="12.983cm" svg:x="3.5cm" svg:y="5.914cm" presentation:class="outline" presentation:user-transformed="true">
          <draw:text-box>
            <text:list text:style-name="L2">
              <text:list-item>
                <text:p>Why not use VPC Peering Connections?</text:p>
                <text:list>
                  <text:list-item>
                    <text:p>Not portable</text:p>
                  </text:list-item>
                  <text:list-item>
                    <text:p>But does provide high availability (HA)</text:p>
                  </text:list-item>
                </text:list>
              </text:list-item>
              <text:list-item>
                <text:p>NAT instance vs. NAT Gateway</text:p>
                <text:list>
                  <text:list-item>
                    <text:p>The former is an EC2 instance</text:p>
                    <text:list>
                      <text:list-item>
                        <text:p>For P2P-VPN I call it the “VPN gateway”</text:p>
                      </text:list-item>
                    </text:list>
                  </text:list-item>
                  <text:list-item>
                    <text:p>The latter is an AWS appliance (recent)</text:p>
                  </text:list-item>
                  <text:list-item>
                    <text:p>Both allow EC2 instances without a public IP address to reach the Internet</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AWS considerations (2)</text:p>
          </draw:text-box>
        </draw:frame>
        <draw:frame presentation:style-name="pr5" draw:layer="layout" svg:width="23.099cm" svg:height="13.392cm" svg:x="3.5cm" svg:y="5.914cm" presentation:class="outline" presentation:user-transformed="true">
          <draw:text-box>
            <text:list text:style-name="L2">
              <text:list-item>
                <text:p>Subnets and route tables</text:p>
                <text:list>
                  <text:list-item>
                    <text:p>A “public” subnet has a route table with a default route pointing to IGW appliance</text:p>
                    <text:list>
                      <text:list-item>
                        <text:p>For P2P-VPN, you add a route for each other LAN in your topology, pointing to the VPN gateway</text:p>
                      </text:list-item>
                    </text:list>
                  </text:list-item>
                  <text:list-item>
                    <text:p>VPC default route table (<text:span text:style-name="T6">used by non-public subnets</text:span>) has no default route initially</text:p>
                    <text:list>
                      <text:list-item>
                        <text:p>For P2P-VPN, you add a default route pointing to the VPN gateway</text:p>
                      </text:list-item>
                    </text:list>
                  </text:list-item>
                  <text:list-item>
                    <text:p>No routes required for Special VPN CIDR</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AWS considerations (3)</text:p>
          </draw:text-box>
        </draw:frame>
        <draw:frame presentation:style-name="pr5" draw:layer="layout" svg:width="23.099cm" svg:height="12.179cm" svg:x="3.5cm" svg:y="5.914cm" presentation:class="outline">
          <draw:text-box>
            <text:list text:style-name="L2">
              <text:list-item>
                <text:p>Security Groups</text:p>
                <text:list>
                  <text:list-item>
                    <text:p>In AWS, no resource in a VPC* is accessible by default</text:p>
                  </text:list-item>
                  <text:list-item>
                    <text:p>To make an EC2 instance accessible to hosts in other LANs, you have to put an appropriate inbound rule into a Security Group that is associated with it</text:p>
                  </text:list-item>
                </text:list>
              </text:list-item>
              <text:list-item>
                <text:p>Don't forget to turn off "Source address check" on VPN gateway instances</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P2P-VPN (1)</text:p>
          </draw:text-box>
        </draw:frame>
        <draw:frame presentation:style-name="pr5" draw:layer="layout" svg:width="23.099cm" svg:height="13.67cm" svg:x="3.5cm" svg:y="5.914cm" presentation:class="outline" presentation:user-transformed="true">
          <draw:text-box>
            <text:list text:style-name="L2">
              <text:list-item>
                <text:p>It's essentially a bash script and a Makefile</text:p>
              </text:list-item>
              <text:list-item>
                <text:p>It relies on the concept of “pair IDs” and each server is member “1” or “2” of a pair</text:p>
                <text:list>
                  <text:list-item>
                    <text:p>Record pair ID and both server names</text:p>
                  </text:list-item>
                  <text:list-item>
                    <text:p>Each pair corresponds to a port number</text:p>
                  </text:list-item>
                </text:list>
              </text:list-item>
              <text:list-item>
                <text:p>Requires you to record info for each LAN:</text:p>
                <text:list>
                  <text:list-item>
                    <text:p>VPN gateway name</text:p>
                  </text:list-item>
                  <text:list-item>
                    <text:p>VPN gateway public DNS name (fqdn)</text:p>
                  </text:list-item>
                  <text:list-item>
                    <text:p>LAN CIDR</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frepa" presentation:presentation-page-layout-name="AL3T1">
        <office:forms form:automatic-focus="false" form:apply-design-mode="false"/>
        <draw:frame presentation:style-name="pr7" draw:layer="layout" svg:width="24.099cm" svg:height="3.663cm" svg:x="2.7cm" svg:y="1.837cm" presentation:class="title" presentation:user-transformed="true">
          <draw:text-box>
            <text:p>P2P-VPN (2)</text:p>
          </draw:text-box>
        </draw:frame>
        <draw:frame presentation:style-name="pr5" draw:layer="layout" svg:width="23.099cm" svg:height="13.405cm" svg:x="3.5cm" svg:y="5.914cm" presentation:class="outline" presentation:user-transformed="true">
          <draw:text-box>
            <text:list text:style-name="L2">
              <text:list-item>
                <text:p>Steps:</text:p>
              </text:list-item>
            </text:list>
            <text:list text:style-name="L3">
              <text:list-item>
                <text:list>
                  <text:list-item>
                    <text:p text:style-name="P7"><text:s/>Edit 'vars' file</text:p>
                  </text:list-item>
                  <text:list-item>
                    <text:p text:style-name="P7"><text:s/>Run “. vars”</text:p>
                  </text:list-item>
                  <text:list-item>
                    <text:p text:style-name="P7"><text:s/>Run 'make-pair' for each pair</text:p>
                  </text:list-item>
                </text:list>
              </text:list-item>
            </text:list>
            <text:list text:style-name="L2">
              <text:list-item>
                <text:list>
                  <text:list-item>
                    <text:list>
                      <text:list-item>
                        <text:p text:style-name="P7">It prompts for both VPN gateways' details and caches them for reuse in future pairs</text:p>
                      </text:list-item>
                    </text:list>
                  </text:list-item>
                </text:list>
              </text:list-item>
            </text:list>
            <text:list text:style-name="L3">
              <text:list-item>
                <text:list>
                  <text:list-item>
                    <text:p text:style-name="P7"><text:s/>Run “make tarball SERVER_ID=<text:span text:style-name="T7">name</text:span>” for each server</text:p>
                  </text:list-item>
                </text:list>
              </text:list-item>
            </text:list>
            <text:list text:style-name="L4">
              <text:list-item>
                <text:list>
                  <text:list-item>
                    <text:list>
                      <text:list-item>
                        <text:p text:style-name="P7">Magically grabs all relevant pair configs</text:p>
                      </text:list-item>
                    </text:list>
                  </text:list-item>
                </text:list>
              </text:list-item>
            </text:list>
            <text:list text:style-name="L3">
              <text:list-item>
                <text:list>
                  <text:list-item>
                    <text:p text:style-name="P7"><text:s/>Distribute and install config tarballs</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Adding a new LAN</text:p>
          </draw:text-box>
        </draw:frame>
        <draw:frame presentation:style-name="pr5" draw:layer="layout" svg:width="23.099cm" svg:height="13.541cm" svg:x="3.5cm" svg:y="5.914cm" presentation:class="outline" presentation:user-transformed="true">
          <draw:text-box>
            <text:list text:style-name="L2">
              <text:list-item>
                <text:p>Basically repeat the above steps</text:p>
              </text:list-item>
              <text:list-item>
                <text:p>E.g. adding a fifth LAN means:-</text:p>
                <text:list>
                  <text:list-item>
                    <text:p>You have four new pairs; run script for all</text:p>
                  </text:list-item>
                  <text:list-item>
                    <text:p>You'll have to re-generate four tarballs plus make one new one and then distribute each one to its VPN gateway</text:p>
                  </text:list-item>
                  <text:list-item>
                    <text:p>You'll have to add a route for the new LAN to the public subnet of each existing LAN</text:p>
                  </text:list-item>
                  <text:list-item>
                    <text:p>You'll have to add a firewall rule to each LAN for the new port number</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Gotchas</text:p>
          </draw:text-box>
        </draw:frame>
        <draw:frame presentation:style-name="pr5" draw:layer="layout" svg:width="23.099cm" svg:height="13.971cm" svg:x="3.5cm" svg:y="5.914cm" presentation:class="outline" presentation:user-transformed="true">
          <draw:text-box>
            <text:list text:style-name="L2">
              <text:list-item>
                <text:p>Non-overlapping LAN network ranges</text:p>
                <text:list>
                  <text:list-item>
                    <text:p>i.e. can't use your default VPN in more than one region</text:p>
                  </text:list-item>
                </text:list>
              </text:list-item>
              <text:list-item>
                <text:p>ClassicLink</text:p>
                <text:list>
                  <text:list-item>
                    <text:p>???</text:p>
                  </text:list-item>
                </text:list>
              </text:list-item>
              <text:list-item>
                <text:p>Public vs. private IP addresses for servers with both</text:p>
                <text:list>
                  <text:list-item>
                    <text:p>You might have to change your software config in order to reach the server via its private IP addres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frepa" presentation:presentation-page-layout-name="AL3T1">
        <office:forms form:automatic-focus="false" form:apply-design-mode="false"/>
        <draw:frame presentation:style-name="pr7" draw:layer="layout" svg:width="24.099cm" svg:height="3.663cm" svg:x="2.7cm" svg:y="1.837cm" presentation:class="title" presentation:user-transformed="true">
          <draw:text-box>
            <text:p>Further considerations</text:p>
          </draw:text-box>
        </draw:frame>
        <draw:frame presentation:style-name="pr5" draw:layer="layout" svg:width="23.099cm" svg:height="12.179cm" svg:x="3.5cm" svg:y="5.914cm" presentation:class="outline">
          <draw:text-box>
            <text:list text:style-name="L2">
              <text:list-item>
                <text:p>Interaction with regular VPNs</text:p>
                <text:list>
                  <text:list-item>
                    <text:p>This is fine as UDP port 1194 isn't used</text:p>
                  </text:list-item>
                </text:list>
              </text:list-item>
              <text:list-item>
                <text:p>High availability (HA)</text:p>
                <text:list>
                  <text:list-item>
                    <text:p>Probably not possible</text:p>
                  </text:list-item>
                </text:list>
              </text:list-item>
              <text:list-item>
                <text:p>Fully peer-to-peer, i.e. either end of each link (pair) can initiate the connection</text:p>
              </text:list-item>
              <text:list-item>
                <text:p>BGP recommended for large deployments</text:p>
              </text:list-item>
            </text:list>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Questions and links</text:p>
          </draw:text-box>
        </draw:frame>
        <draw:frame presentation:style-name="pr5" draw:layer="layout" svg:width="23.099cm" svg:height="12.179cm" svg:x="3.5cm" svg:y="5.914cm" presentation:class="outline">
          <draw:text-box>
            <text:list text:style-name="L2">
              <text:list-item>
                <text:p><text:span text:style-name="T2"><text:a xlink:href="mailto:alastair.irvine@computer.org">alastair.irvine@computer.org</text:a></text:span></text:p>
              </text:list-item>
              <text:list-item>
                <text:p><text:span text:style-name="T2">https://github.com/unixnut/P2P-VPN</text:span></text:p>
              </text:list-item>
              <text:list-item>
                <text:p><text:span text:style-name="T2"><text:a xlink:href="https://aws.amazon.com/vpc/">https://aws.amazon.com/vpc/</text:a></text:span></text:p>
                <text:p><text:span text:style-name="T2"/></text:p>
              </text:list-item>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fill-image draw:name="ashapes6" xlink:href="Pictures/100000000000032000000258CE27E50E.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AU"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_20_2" draw:fill="none" draw:fill-gradient-name="Gradient_20_7" draw:fill-hatch-name="Hatching_20_1" draw:fill-image-name="Bitmape_20_1"/>
      <style:text-properties style:use-window-font-color="tru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fo:color="#ffff99"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99"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99"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2">
      <presentation:placeholder presentation:object="subtitle" svg:x="2.057cm" svg:y="1.743cm" svg:width="23.911cm" svg:height="17.324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shapes6"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frepa-backgroundobjects">
      <style:graphic-properties draw:stroke="none" draw:fill="none" draw:fill-color="#ffffff" draw:auto-grow-height="false" fo:min-height="1.449cm"/>
    </style:style>
    <style:style style:name="Mpr2" style:family="presentation" style:parent-style-name="lyt-frepa-backgroundobjects">
      <style:graphic-properties draw:stroke="none" draw:fill="none" draw:fill-color="#ffffff" draw:auto-grow-height="false" fo:min-height="1.485cm"/>
    </style:style>
    <style:style style:name="Mpr3" style:family="presentation" style:parent-style-name="lyt-frepa-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frepa" style:page-layout-name="PM1" draw:style-name="Mdp1">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2.179cm" svg:x="3.5cm" svg:y="5.914cm" presentation:class="outline" presentation:placeholder="true">
        <draw:text-box/>
      </draw:frame>
      <draw:frame presentation:style-name="Mpr1" draw:text-style-name="MP1" draw:layer="backgroundobjects" svg:width="6.523cm" svg:height="1.448cm" svg:x="2.7cm" svg:y="18.731cm" presentation:class="date-time">
        <draw:text-box>
          <text:p text:style-name="MP1"><text:span text:style-name="MT1"><presentation:date-time/></text:span></text:p>
        </draw:text-box>
      </draw:frame>
      <draw:frame presentation:style-name="Mpr1" draw:text-style-name="MP3" draw:layer="backgroundobjects" svg:width="8.875cm" svg:height="1.448cm" svg:x="10.276cm" svg:y="18.731cm" presentation:class="footer">
        <draw:text-box>
          <text:p text:style-name="MP3"><text:span text:style-name="MT1"><presentation:footer/></text:span></text:p>
        </draw:text-box>
      </draw:frame>
      <draw:frame presentation:style-name="Mpr1" draw:text-style-name="MP2" draw:layer="backgroundobjects" svg:width="6.523cm" svg:height="1.448cm" svg:x="20.376cm" svg:y="18.731cm" presentation:class="page-number">
        <draw:text-box>
          <text:p text:style-name="MP2"><text:span text:style-name="MT1"><text:page-number>&lt;number&gt;</text:page-number></text:span></text:p>
        </draw:text-box>
      </draw:frame>
      <presentation:notes style:page-layout-name="PM2">
        <draw:page-thumbnail presentation:style-name="lyt-frepa-title" draw:layer="backgroundobjects" svg:width="14.848cm" svg:height="11.136cm" svg:x="3.075cm" svg:y="2.257cm" presentation:class="page"/>
        <draw:frame presentation:style-name="lyt-frepa-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 LibreOffice_project/350m1$Build-2</meta:generator>
    <dc:title>OpenVPN mesh networking presentation</dc:title>
    <dc:description>https://github.com/unixnut/mesh-networking-presentation</dc:description>
    <meta:creation-date>2017-05-04T11:26:20</meta:creation-date>
    <dc:language>en-US</dc:language>
    <meta:editing-cycles>14</meta:editing-cycles>
    <meta:editing-duration>PT13H54M4S</meta:editing-duration>
    <meta:initial-creator>Alastair Irvine</meta:initial-creator>
    <meta:keyword>AWS</meta:keyword>
    <meta:keyword>VPC</meta:keyword>
    <meta:keyword>OpenVPN</meta:keyword>
    <dc:subject>Amazon Web Services User Group meeting, 16 May 2017</dc:subject>
    <dc:date>2017-05-18T12:39:32</dc:date>
    <dc:creator>Alastair Irvine</dc:creator>
    <meta:document-statistic meta:object-count="107"/>
    <meta:user-defined meta:name="Info 1"/>
    <meta:user-defined meta:name="Info 2"/>
    <meta:user-defined meta:name="Info 3"/>
    <meta:user-defined meta:name="Info 4"/>
    <meta:template xlink:type="simple" xlink:actuate="onRequest" xlink:title="Fresco" xlink:href="../../../../../../usr/lib/libreoffice/share/template/common/layout/lyt-frepa.otp" meta:date="2017-05-04T11:26:19"/>
  </office:meta>
</office:document-meta>
</file>